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F55000003C3D3AA7893DEFC839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ns42:value-type="string" table:number-columns-spanned="3" table:number-rows-spanned="2">
            <text:p>Invoice #3366</text:p>
          </table:table-cell>
          <table:covered-table-cell table:number-columns-repeated="2" table:style-name="ce8"/>
          <table:table-cell table:style-name="ce16" office:value-type="string" ns42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_20_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ns42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ns42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ns42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ns42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ns42:value-type="string">
            <text:p>Terms</text:p>
          </table:table-cell>
          <table:table-cell table:style-name="ce6"/>
          <table:table-cell table:style-name="ce25"/>
          <table:table-cell table:style-name="ce25" office:value-type="string" ns42:value-type="string">
            <text:p>Invoice Date</text:p>
          </table:table-cell>
          <table:table-cell table:style-name="ce25" office:value-type="string" ns42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ns42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ns42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5-01" ns42:value-type="date">
            <text:p>05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ns42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ns42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ns42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ns42:value-type="string">
            <text:p>Date</text:p>
          </table:table-cell>
          <table:table-cell table:style-name="ce7" office:value-type="string" ns42:value-type="string">
            <text:p>Service</text:p>
          </table:table-cell>
          <table:table-cell table:style-name="ce45" office:value-type="string" ns42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ns42:value-type="string">
            <text:p>Rate</text:p>
          </table:table-cell>
          <table:table-cell table:style-name="ce7" office:value-type="string" ns42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4-25" ns42:value-type="date">
            <text:p>04/25/26</text:p>
          </table:table-cell>
          <table:table-cell table:style-name="ce12" office:value-type="string" ns42:value-type="string">
            <text:p>Cleaning</text:p>
          </table:table-cell>
          <table:table-cell table:style-name="ce39" office:value-type="string" ns42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ns42:value-type="string">
            <text:p>--</text:p>
          </table:table-cell>
          <table:table-cell table:style-name="ce32" office:value-type="currency" office:currency="USD" office:value="400" ns42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ns42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ns42:value-type="string">
            <text:p>Total</text:p>
          </table:table-cell>
          <table:table-cell table:style-name="ce34" table:formula="of:=SUM([.I15:.I25])" office:value-type="currency" office:currency="USD" office:value="400" ns42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ns42:value-type="string">
            <text:p>Balance Due</text:p>
          </table:table-cell>
          <table:table-cell table:style-name="ce35" table:formula="of:=SUM([.I16:.I26])" office:value-type="currency" office:currency="USD" office:value="400" ns42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ns42="urn:org:documentfoundation:names:experimental:calc:xmlns:calcext:1.0" xmlns:xlink="http://www.w3.org/1999/xlink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creation-date>2020-02-15T09:04:52</meta:creation-date>
    <dc:language>en-US</dc:language>
    <dc:date>2026-03-21T17:03:36.739806127</dc:date>
    <meta:editing-cycles>56</meta:editing-cycles>
    <meta:editing-duration>PT1H50M47S</meta:editing-duration>
    <meta:document-statistic meta:table-count="1" meta:cell-count="31" meta:object-count="1"/>
    <meta:generator>ODFPY/1.4.2</meta:generator>
  </office:meta>
</office:document-meta>
</file>